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fd6" officeooo:paragraph-rsid="0012ef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Test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09:48:36.007984157</meta:creation-date>
    <dc:date>2022-09-21T09:48:51.345281180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7.3.5.2$Linux_X86_64 LibreOffice_project/30$Build-2</meta:generator>
  </office:meta>
</office:document-meta>
</file>